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8100000109EADC49BE.png" manifest:media-type="image/png"/>
  <manifest:file-entry manifest:full-path="Pictures/10000000000000EB0000001ED4489CB1.gif" manifest:media-type="image/gif"/>
  <manifest:file-entry manifest:full-path="Pictures/100000000000033F0000002B552FDAB0.png" manifest:media-type="image/png"/>
  <manifest:file-entry manifest:full-path="Pictures/100000000000005E0000005EB9C4697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Trebuchet MS4" svg:font-family="'Trebuchet MS'"/>
    <style:font-face style:name="Courier New" svg:font-family="'Courier New'" style:font-family-generic="modern" style:font-pitch="fixed"/>
    <style:font-face style:name="Arial Black1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MS Mincho" svg:font-family="'MS Mincho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Black" svg:font-family="'Arial Black'" style:font-family-generic="swiss" style:font-pitch="variable"/>
    <style:font-face style:name="BankGothic Md BT" svg:font-family="'BankGothic Md BT'" style:font-adornments="Bold" style:font-family-generic="swiss" style:font-pitch="variable"/>
    <style:font-face style:name="Sci-Fi" svg:font-family="Sci-Fi" style:font-adornments="Italic" style:font-family-generic="swiss" style:font-pitch="variable"/>
    <style:font-face style:name="Trebuchet MS1" svg:font-family="'Trebuchet MS'" style:font-adornments="Bold" style:font-family-generic="swiss" style:font-pitch="variable"/>
    <style:font-face style:name="Trebuchet MS3" svg:font-family="'Trebuchet MS'" style:font-adornments="Bold Italic" style:font-family-generic="swiss" style:font-pitch="variable"/>
    <style:font-face style:name="Trebuchet MS2" svg:font-family="'Trebuchet MS'" style:font-adornments="Italic" style:font-family-generic="swiss" style:font-pitch="variable"/>
    <style:font-face style:name="Trebuchet MS" svg:font-family="'Trebuchet MS'" style:font-adornments="Regular" style:font-family-generic="swiss" style:font-pitch="variable"/>
  </office:font-face-decls>
  <office:automatic-styles>
    <style:style style:name="Table10" style:family="table" style:master-page-name="First_20_Page">
      <style:table-properties style:width="21.001cm" fo:margin-left="0cm" fo:margin-right="0.009cm" style:page-number="auto" table:align="margins"/>
    </style:style>
    <style:style style:name="Table10.A" style:family="table-column">
      <style:table-column-properties style:column-width="5.523cm" style:rel-column-width="17236*"/>
    </style:style>
    <style:style style:name="Table10.B" style:family="table-column">
      <style:table-column-properties style:column-width="15.478cm" style:rel-column-width="48299*"/>
    </style:style>
    <style:style style:name="Table10.A1" style:family="table-cell">
      <style:table-cell-properties fo:background-color="#ff8080">
        <style:background-image/>
      </style:table-cell-properties>
    </style:style>
    <style:style style:name="Table10.B1" style:family="table-cell">
      <style:table-cell-properties fo:background-color="transparent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 fo:padding="0cm" fo:border="none"/>
    </style:style>
    <style:style style:name="P3" style:family="paragraph" style:parent-style-name="Text_20_body">
      <style:paragraph-properties fo:break-before="page"/>
      <style:text-properties style:font-name="Trebuchet MS4" fo:font-size="10.5pt" style:font-size-asian="10.5pt" style:font-size-complex="10.5pt"/>
    </style:style>
    <style:style style:name="P4" style:family="paragraph" style:parent-style-name="Heading" style:master-page-name="">
      <style:paragraph-properties style:page-number="auto" fo:break-before="auto" fo:break-after="auto"/>
      <style:text-properties style:font-name="Trebuchet MS4" fo:font-size="10.5pt" style:font-size-asian="10.5pt" style:font-size-complex="10.5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Nimbus Roman No9 L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font-relief="none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ff0000" draw:textarea-horizontal-align="center" draw:textarea-vertical-align="middle" draw:shadow="hidden" draw:shadow-offset-x="0.3cm" draw:shadow-offset-y="0.3cm" draw:shadow-color="#808080" style:run-through="foreground"/>
    </style:style>
    <style:style style:name="gr3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draw:shadow="hidden" draw:shadow-offset-x="0.3cm" draw:shadow-offset-y="0.3cm" draw:shadow-color="#808080" style:run-through="foreground"/>
    </style:style>
    <style:style style:name="gr4" style:family="graphic">
      <style:graphic-properties style:run-through="foreground"/>
    </style:style>
    <style:style style:name="gr5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Graphic"/>
      </text:sequence-decls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"/>
          </table:table-cell>
          <table:table-cell table:style-name="Table10.B1" office:value-type="string">
            <text:p text:style-name="P1"/>
          </table:table-cell>
        </table:table-row>
      </table:table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Trebuchet MS4" svg:font-family="'Trebuchet MS'"/>
    <style:font-face style:name="Courier New" svg:font-family="'Courier New'" style:font-family-generic="modern" style:font-pitch="fixed"/>
    <style:font-face style:name="Arial Black1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MS Mincho" svg:font-family="'MS Mincho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Black" svg:font-family="'Arial Black'" style:font-family-generic="swiss" style:font-pitch="variable"/>
    <style:font-face style:name="BankGothic Md BT" svg:font-family="'BankGothic Md BT'" style:font-adornments="Bold" style:font-family-generic="swiss" style:font-pitch="variable"/>
    <style:font-face style:name="Sci-Fi" svg:font-family="Sci-Fi" style:font-adornments="Italic" style:font-family-generic="swiss" style:font-pitch="variable"/>
    <style:font-face style:name="Trebuchet MS1" svg:font-family="'Trebuchet MS'" style:font-adornments="Bold" style:font-family-generic="swiss" style:font-pitch="variable"/>
    <style:font-face style:name="Trebuchet MS3" svg:font-family="'Trebuchet MS'" style:font-adornments="Bold Italic" style:font-family-generic="swiss" style:font-pitch="variable"/>
    <style:font-face style:name="Trebuchet MS2" svg:font-family="'Trebuchet MS'" style:font-adornments="Italic" style:font-family-generic="swiss" style:font-pitch="variable"/>
    <style:font-face style:name="Trebuchet MS" svg:font-family="'Trebuchet MS'" style:font-adornments="Regular" style:font-family-generic="swiss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axial" draw:start-color="#dc2300" draw:end-color="#000000" draw:start-intensity="100%" draw:end-intensity="100%" draw:angle="0" draw:border="0%"/>
    <draw:fill-image draw:name="Fiery" xlink:href="Pictures/100000000000005E0000005EB9C46970.png" xlink:type="simple" xlink:show="embed" xlink:actuate="onLoad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254cm" fo:margin-bottom="0.127cm" style:contextual-spacing="false" fo:text-align="justify" style:justify-single-word="false" fo:keep-together="always" fo:keep-with-next="always"/>
      <style:text-properties style:use-window-font-color="true" style:font-name="Trebuchet MS" fo:font-family="'Trebuchet MS'" style:font-style-name="Regular" style:font-family-generic="swiss" style:font-pitch="variable" fo:font-size="10.5p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 fo:background-color="transparent">
        <style:background-image/>
      </style:paragraph-properties>
      <style:text-properties fo:font-size="10.5pt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508cm" fo:margin-bottom="0.508cm" style:contextual-spacing="false" fo:text-align="center" style:justify-single-word="false" fo:keep-with-next="always"/>
      <style:text-properties fo:color="#000000" style:font-name="Trebuchet MS1" fo:font-family="'Trebuchet MS'" style:font-style-name="Bold" style:font-family-generic="swiss" style:font-pitch="variable" fo:font-size="14pt" fo:font-weight="bold" style:font-name-asian="MS Mincho" style:font-family-asian="'MS Mincho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Standard">
      <style:paragraph-properties fo:margin-left="0cm" fo:margin-right="0cm" fo:margin-top="0.508cm" fo:margin-bottom="0.381cm" style:contextual-spacing="false" fo:text-align="start" style:justify-single-word="false" fo:keep-together="always" fo:text-indent="0cm" style:auto-text-indent="false" style:page-number="auto" fo:background-color="transparent" text:number-lines="true" text:line-number="1">
        <style:tab-stops/>
        <style:drop-cap/>
        <style:background-image xlink:href="Pictures/100000000000033F0000002B552FDAB0.png" xlink:type="simple" xlink:actuate="onLoad" style:repeat="stretch"/>
      </style:paragraph-properties>
      <style:text-properties fo:color="#ffffff" style:font-name="BankGothic Md BT" fo:font-family="'BankGothic Md BT'" style:font-style-name="Bold" style:font-family-generic="swiss" style:font-pitch="variable" fo:font-size="18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81cm" fo:margin-bottom="0.254cm" style:contextual-spacing="false" fo:text-align="start" style:justify-single-word="false" fo:keep-together="always" fo:text-indent="0cm" style:auto-text-indent="false" fo:background-color="transparent" text:number-lines="false" text:line-number="1">
        <style:tab-stops>
          <style:tab-stop style:position="1.27cm"/>
        </style:tab-stops>
        <style:background-image/>
      </style:paragraph-properties>
      <style:text-properties fo:color="#000000" style:font-name="BankGothic Md BT" fo:font-family="'BankGothic Md BT'" style:font-style-name="Bold" style:font-family-generic="swiss" style:font-pitch="variable" fo:font-size="14pt" fo:language="en" fo:country="AU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508cm" fo:margin-bottom="0.254cm" style:contextual-spacing="false" fo:text-align="start" style:justify-single-word="false" style:vertical-align="auto">
        <style:tab-stops>
          <style:tab-stop style:position="1.773cm"/>
        </style:tab-stops>
      </style:paragraph-properties>
      <style:text-properties style:use-window-font-color="true" style:font-name="BankGothic Md BT" fo:font-family="'BankGothic Md BT'" style:font-style-name="Bold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Numbering_20_2" style:class="text">
      <style:paragraph-properties fo:margin-top="0.762cm" fo:margin-bottom="0.254cm" style:contextual-spacing="false" fo:text-align="start" style:justify-single-word="false"/>
      <style:text-properties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style:contextual-spacing="false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style:parent-style-name="List" style:list-style-name="Numbering_20_2" style:class="list">
      <style:paragraph-properties fo:margin-left="0.499cm" fo:margin-right="0cm" fo:margin-top="0.203cm" fo:margin-bottom="0.203cm" style:contextual-spacing="false" fo:text-align="start" style:justify-single-word="false" fo:keep-together="always" fo:orphans="0" fo:widows="0" fo:text-indent="-0.499cm" style:auto-text-indent="false" text:number-lines="true" text:line-number="1">
        <style:tab-stops/>
      </style:paragraph-properties>
      <style:text-properties style:font-name="Trebuchet MS" fo:font-family="'Trebuchet MS'" style:font-style-name="Regular" style:font-family-generic="swiss" style:font-pitch="variable" fo:font-size="10pt"/>
    </style:style>
    <style:style style:name="Numbering_20_2_20_Cont." style:display-name="Numbering 2 Cont." style:family="paragraph" style:parent-style-name="List" style:class="list">
      <style:paragraph-properties fo:margin-left="1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class="list">
      <style:paragraph-properties fo:margin-left="0.499cm" fo:margin-right="0cm" fo:margin-top="0.423cm" fo:margin-bottom="0.212cm" style:contextual-spacing="false" fo:text-indent="-0.499cm" style:auto-text-indent="false"/>
    </style:style>
    <style:style style:name="List_20_1" style:display-name="List 1" style:family="paragraph" style:parent-style-name="List" style:list-style-name="List_20_1" style:class="list">
      <style:paragraph-properties fo:margin-left="0cm" fo:margin-right="0cm" fo:margin-top="0.127cm" fo:margin-bottom="0.127cm" style:contextual-spacing="false" fo:text-align="start" style:justify-single-word="false" fo:text-indent="-0.508cm" style:auto-text-indent="false">
        <style:tab-stops/>
      </style:paragraph-properties>
      <style:text-properties fo:font-size="10.5pt"/>
    </style:style>
    <style:style style:name="List_20_1_20_End" style:display-name="List 1 End" style:family="paragraph" style:parent-style-name="List" style:class="list">
      <style:paragraph-properties fo:margin-left="0.499cm" fo:margin-right="0cm" fo:margin-top="0cm" fo:margin-bottom="0.423cm" style:contextual-spacing="false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-left="0.499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cm" fo:margin-right="0cm" fo:margin-top="0cm" fo:margin-bottom="0.212cm" style:contextual-spacing="false" fo:text-indent="-0.499cm" style:auto-text-indent="false"/>
    </style:style>
    <style:style style:name="List_20_2_20_End" style:display-name="List 2 End" style:family="paragraph" style:parent-style-name="List" style:class="list">
      <style:paragraph-properties fo:margin-left="1cm" fo:margin-right="0cm" fo:margin-top="0cm" fo:margin-bottom="0.423cm" style:contextual-spacing="false" fo:text-indent="-0.499cm" style:auto-text-indent="false"/>
    </style:style>
    <style:style style:name="List_20_2_20_Cont." style:display-name="List 2 Cont." style:family="paragraph" style:parent-style-name="List" style:class="list">
      <style:paragraph-properties fo:margin-left="1cm" fo:margin-right="0cm" fo:margin-top="0cm" fo:margin-bottom="0.212cm" style:contextual-spacing="false" fo:text-indent="0cm" style:auto-text-indent="false"/>
    </style:style>
    <style:style style:name="List_20_3_20_Start" style:display-name="List 3 Start" style:family="paragraph" style:parent-style-name="List" style:class="list">
      <style:paragraph-properties fo:margin-left="1.499cm" fo:margin-right="0cm" fo:margin-top="0.423cm" fo:margin-bottom="0.212cm" style:contextual-spacing="false" fo:text-indent="-0.499cm" style:auto-text-indent="false"/>
    </style:style>
    <style:style style:name="List_20_3" style:display-name="List 3" style:family="paragraph" style:parent-style-name="List" style:class="list">
      <style:paragraph-properties fo:margin-left="1.499cm" fo:margin-right="0cm" fo:margin-top="0cm" fo:margin-bottom="0.212cm" style:contextual-spacing="false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9cm" fo:margin-right="0cm" fo:margin-top="0cm" fo:margin-bottom="0.212cm" style:contextual-spacing="false" fo:text-indent="0cm" style:auto-text-indent="false"/>
    </style:style>
    <style:style style:name="Header" style:family="paragraph" style:parent-style-name="Standard" style:class="extra">
      <style:paragraph-properties fo:background-color="transparent" fo:padding="0.051cm" fo:border-left="none" fo:border-right="none" fo:border-top="none" fo:border-bottom="0.06pt solid #dc2300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style:font-name="Trebuchet MS" fo:font-family="'Trebuchet MS'" style:font-style-name="Regular" style:font-family-generic="swiss" style:font-pitch="variable" fo:font-size="8pt"/>
    </style:style>
    <style:style style:name="Footer" style:family="paragraph" style:parent-style-name="Standard" style:class="extra">
      <style:paragraph-properties fo:background-color="transparent" fo:padding="0.051cm" fo:border-left="none" fo:border-right="none" fo:border-top="0.06pt solid #dc2300" fo:border-bottom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style:font-name="Trebuchet MS" fo:font-family="'Trebuchet MS'" style:font-style-name="Regular" style:font-family-generic="swiss" style:font-pitch="variable" fo:font-size="8pt"/>
    </style:style>
    <style:style style:name="Table_20_Contents" style:display-name="Table Contents" style:family="paragraph" style:class="extra">
      <style:paragraph-properties fo:margin-top="0.254cm" fo:margin-bottom="0.254cm" style:contextual-spacing="false" text:number-lines="false" text:line-number="0"/>
      <style:text-properties style:use-window-font-color="true" style:font-name="Trebuchet MS" fo:font-family="'Trebuchet MS'" style:font-style-name="Regular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text:number-lines="false" text:line-number="0">
        <style:tab-stops/>
        <style:background-image/>
      </style:paragraph-properties>
      <style:text-properties fo:color="#dc2300" style:font-name="Trebuchet MS1" fo:font-family="'Trebuchet MS'" style:font-style-name="Bold" style:font-family-generic="swiss" style:font-pitch="variable" fo:font-size="10.5pt" fo:font-style="normal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Sci-Fi" fo:font-family="Sci-Fi" style:font-style-name="Italic" style:font-family-generic="swiss" style:font-pitch="variable" fo:font-size="10pt" fo:font-style="normal" style:font-size-asian="10pt" style:font-style-asian="italic" style:font-name-complex="Tahoma1" style:font-family-complex="Tahoma" style:font-size-complex="10pt" style:font-style-complex="italic"/>
    </style:style>
    <style:style style:name="Illustration" style:family="paragraph" style:parent-style-name="Caption" style:class="extra">
      <style:paragraph-properties fo:text-align="center" style:justify-single-word="false">
        <style:tab-stops/>
      </style:paragraph-properties>
      <style:text-properties style:font-name="Arial1" fo:font-family="Arial" style:font-style-name="Regular" style:font-family-generic="swiss" style:font-pitch="variable" fo:font-size="8pt"/>
    </style:style>
    <style:style style:name="Table" style:family="paragraph" style:parent-style-name="Caption" style:class="extra">
      <style:text-properties style:font-name="Arial1" fo:font-family="Arial" style:font-style-name="Regular" style:font-family-generic="swiss" style:font-pitch="variable" fo:font-size="8pt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color="#000000" style:font-name="Arial1" fo:font-family="Arial" style:font-style-name="Regular" style:font-family-generic="swiss" style:font-pitch="variable" fo:font-size="10pt" fo:font-weight="bold"/>
    </style:style>
    <style:style style:name="Contents_20_2" style:display-name="Contents 2" style:family="paragraph" style:parent-style-name="Index" style:class="index">
      <style:paragraph-properties fo:margin-left="0.381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Contents_20_3" style:display-name="Contents 3" style:family="paragraph" style:parent-style-name="Index" style:class="index">
      <style:paragraph-properties fo:margin-left="0.38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0.381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 fo:background-color="transparent">
        <style:tab-stops>
          <style:tab-stop style:position="17.004cm" style:type="right" style:leader-style="dotted" style:leader-text="."/>
        </style:tab-stops>
        <style:background-image/>
      </style:paragraph-properties>
      <style:text-properties style:font-name="Trebuchet MS" fo:font-family="'Trebuchet MS'" style:font-style-name="Regular" style:font-family-generic="swiss" style:font-pitch="variable" fo:font-size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index_20_2" style:display-name="Table index 2" style:family="paragraph" style:parent-style-name="Table_20_index_20_1">
      <style:paragraph-properties fo:margin-left="0.009cm" fo:margin-right="0.009cm" fo:text-indent="0cm" style:auto-text-indent="false" fo:background-color="#dc2300">
        <style:background-image/>
      </style:paragraph-properties>
      <style:text-properties fo:color="#ffffff" style:font-name="Trebuchet MS1" fo:font-family="'Trebuchet MS'" style:font-style-name="Bold" style:font-family-generic="swiss" style:font-pitch="variable" fo:font-size="10pt" fo:font-weight="bold"/>
    </style:style>
    <style:style style:name="Graphics_20_procedure" style:display-name="Graphics procedure" style:family="paragraph" style:parent-style-name="Text_20_body_20_indent">
      <style:paragraph-properties fo:margin-left="1.016cm" fo:margin-right="-0.025cm" fo:text-indent="0cm" style:auto-text-indent="false" fo:background-color="transparent">
        <style:background-image/>
      </style:paragraph-properties>
    </style:style>
    <style:style style:name="Graphics_20_body" style:display-name="Graphics body" style:family="paragraph" style:parent-style-name="Text_20_body">
      <style:paragraph-properties fo:text-align="center" style:justify-single-word="false" fo:keep-with-next="auto"/>
    </style:style>
    <style:style style:name="Table_20_bullets" style:display-name="Table bullets" style:family="paragraph" style:parent-style-name="List_20_1" style:list-style-name="List_20_1">
      <style:paragraph-properties fo:margin-left="0cm" fo:margin-right="0cm" fo:margin-top="0.127cm" fo:margin-bottom="0.127cm" style:contextual-spacing="false" fo:text-indent="0cm" style:auto-text-indent="false">
        <style:tab-stops/>
      </style:paragraph-properties>
      <style:text-properties style:font-name="Trebuchet MS" fo:font-family="'Trebuchet MS'" style:font-style-name="Regular" style:font-family-generic="swiss" style:font-pitch="variable" fo:font-size="10pt" fo:font-style="normal"/>
    </style:style>
    <style:style style:name="reference" style:family="paragraph" style:parent-style-name="Text_20_body">
      <style:paragraph-properties fo:margin-top="0cm" fo:margin-bottom="0.127cm" style:contextual-spacing="false"/>
      <style:text-properties fo:color="#333333" style:font-name="Arial1" fo:font-family="Arial" style:font-style-name="Regular" style:font-family-generic="swiss" style:font-pitch="variable" fo:font-size="10pt" fo:font-style="italic" fo:font-weight="bold" style:font-relief="none"/>
    </style:style>
    <style:style style:name="Graphic" style:family="paragraph" style:parent-style-name="Caption">
      <style:text-properties style:font-name="Trebuchet MS" fo:font-family="'Trebuchet MS'" style:font-style-name="Regular" style:font-family-generic="swiss" style:font-pitch="variable"/>
    </style:style>
    <style:style style:name="Table_20_how_20_to" style:display-name="Table how to" style:family="paragraph" style:parent-style-name="Text_20_body">
      <style:paragraph-properties fo:background-color="transparent">
        <style:background-image xlink:href="Pictures/10000000000000EB0000001ED4489CB1.gif" xlink:type="simple" xlink:actuate="onLoad"/>
      </style:paragraph-properties>
    </style:style>
    <style:style style:name="Untitled1" style:family="paragraph" style:parent-style-name="Numbering_20_2">
      <style:paragraph-properties fo:margin-left="0.499cm" fo:margin-right="0cm" fo:text-indent="0cm" style:auto-text-indent="false"/>
    </style:style>
    <style:style style:name="List_20_Num_20_1" style:display-name="List Num 1" style:family="paragraph" style:parent-style-name="Text_20_body" style:list-style-name="List_20_Num_20_1" style:class="list">
      <style:paragraph-properties fo:margin-left="1.3cm" fo:margin-right="0cm" fo:margin-top="0.3cm" fo:margin-bottom="0.3cm" style:contextual-spacing="false" fo:text-align="start" style:justify-single-word="false" fo:keep-together="always" fo:text-indent="0cm" style:auto-text-indent="false" fo:background-color="transparent" fo:keep-with-next="auto">
        <style:tab-stops/>
        <style:background-image/>
      </style:paragraph-properties>
      <style:text-properties fo:font-size="10.5pt"/>
    </style:style>
    <style:style style:name="List_20_Num_20_1_20_Comment" style:display-name="List Num 1 Comment" style:family="paragraph" style:parent-style-name="List_20_Num_20_1" style:list-style-name="List_20_Num_20_1_20_Comment" style:class="list">
      <style:paragraph-properties fo:margin-left="1.799cm" fo:margin-right="0cm" fo:margin-top="0.3cm" fo:margin-bottom="0.3cm" style:contextual-spacing="false" fo:text-align="start" style:justify-single-word="false" fo:keep-together="always" fo:text-indent="0cm" style:auto-text-indent="false" fo:background-color="transparent" fo:keep-with-next="auto">
        <style:tab-stops/>
        <style:background-image/>
      </style:paragraph-properties>
      <style:text-properties fo:font-size="10.5pt"/>
    </style:style>
    <style:style style:name="List_20_Bullet_20_1" style:display-name="List Bullet 1" style:family="paragraph" style:parent-style-name="List_20_Num_20_1" style:list-style-name="List_20_Bullet_20_1" style:class="list">
      <style:paragraph-properties fo:margin-left="1.3cm" fo:margin-right="0cm" fo:margin-top="0.3cm" fo:margin-bottom="0.3cm" style:contextual-spacing="false" fo:text-align="start" style:justify-single-word="false" fo:keep-together="always" fo:text-indent="0cm" style:auto-text-indent="false" fo:background-color="transparent" fo:keep-with-next="auto">
        <style:tab-stops/>
        <style:background-image/>
      </style:paragraph-properties>
      <style:text-properties fo:font-size="10.5pt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color="#333333" style:font-name="Trebuchet MS2" fo:font-family="'Trebuchet MS'" style:font-style-name="Italic" style:font-family-generic="swiss" style:font-pitch="variable" fo:font-size="10pt" fo:font-style="italic" fo:font-weight="normal" style:font-style-asian="italic" style:font-style-complex="italic" style:font-relief="none"/>
    </style:style>
    <style:style style:name="Strong_20_Emphasis" style:display-name="Strong Emphasis" style:family="text">
      <style:text-properties style:font-name="Trebuchet MS1" fo:font-family="'Trebuchet MS'" style:font-style-name="Bold" style:font-family-generic="swiss" style:font-pitch="variable"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xample" style:family="text">
      <style:text-properties fo:font-variant="normal" fo:text-transform="none" fo:color="#0000ff" style:text-outline="false" style:font-name="Trebuchet MS1" fo:font-family="'Trebuchet MS'" style:font-style-name="Bold" style:font-family-generic="swiss" style:font-pitch="variable" fo:font-size="10pt" fo:letter-spacing="normal" fo:font-weight="bol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nare" style:family="text">
      <style:text-properties fo:color="#000000" style:font-name="Arial Black" fo:font-family="'Arial Black'" style:font-family-generic="swiss" style:font-pitch="variable" fo:font-size="14pt" fo:language="en" fo:country="AU" fo:font-style="normal" fo:font-weight="bold" style:font-name-asian="MS Mincho" style:font-family-asian="'MS Mincho'" style:font-pitch-asian="variable" style:font-size-asian="14pt" style:font-style-asian="italic" style:font-weight-asian="bold" style:font-name-complex="Tahoma" style:font-family-complex="Tahoma" style:font-pitch-complex="variable" style:font-size-complex="14pt" style:font-style-complex="italic" style:font-weight-complex="bold"/>
    </style:style>
    <style:style style:name="Snare_20_text" style:display-name="Snare text" style:family="text" style:parent-style-name="Snare">
      <style:text-properties fo:color="#000000" style:font-name="Arial" fo:font-family="Arial" style:font-family-generic="swiss" style:font-pitch="variable" fo:font-size="11pt" fo:language="en" fo:country="AU" fo:font-style="normal" fo:font-weight="normal" style:font-name-asian="MS Mincho" style:font-family-asian="'MS Mincho'" style:font-pitch-asian="variable" style:font-size-asian="11pt" style:font-style-asian="italic" style:font-weight-asian="normal" style:font-name-complex="Tahoma" style:font-family-complex="Tahoma" style:font-pitch-complex="variable" style:font-size-complex="11pt" style:font-style-complex="italic" style:font-weight-complex="normal"/>
    </style:style>
    <style:style style:name="Tip" style:family="text">
      <style:text-properties fo:font-variant="normal" fo:text-transform="none" fo:color="#008000" style:text-outline="false" style:font-name="Trebuchet MS1" fo:font-family="'Trebuchet MS'" style:font-style-name="Bold" style:font-family-generic="swiss" style:font-pitch="variable" fo:font-size="10pt" fo:letter-spacing="normal" fo:font-weight="bold" style:font-relief="none"/>
    </style:style>
    <style:style style:name="Tip_20_text" style:display-name="Tip text" style:family="text">
      <style:text-properties fo:color="#008000" style:font-name="Trebuchet MS" fo:font-family="'Trebuchet MS'" style:font-style-name="Regular" style:font-family-generic="swiss" style:font-pitch="variable" fo:font-size="10pt" fo:font-style="normal" fo:font-weight="normal" style:font-size-asian="10pt" style:font-size-complex="10pt"/>
    </style:style>
    <style:style style:name="See" style:family="text" style:parent-style-name="Citation">
      <style:text-properties fo:color="#333333" style:text-outline="false" style:font-name="Trebuchet MS3" fo:font-family="'Trebuchet MS'" style:font-style-name="Bold Italic" style:font-family-generic="swiss" style:font-pitch="variable" fo:font-size="10pt" fo:letter-spacing="normal" fo:font-style="italic" fo:font-weight="bold" style:font-style-asian="italic" style:font-style-complex="italic" style:font-relief="none"/>
    </style:style>
    <style:style style:name="Example_20_text" style:display-name="Example text" style:family="text">
      <style:text-properties fo:color="#0000ff" style:font-name="Trebuchet MS" fo:font-family="'Trebuchet MS'" style:font-style-name="Regular" style:font-family-generic="swiss" style:font-pitch="variable" fo:font-size="10pt" fo:language="en" fo:country="AU"/>
    </style:style>
    <style:style style:name="See_20_text" style:display-name="See text" style:family="text" style:parent-style-name="Citation"/>
    <style:style style:name="Warning" style:family="text">
      <style:text-properties fo:color="#dc2300" style:font-name="Trebuchet MS" fo:font-family="'Trebuchet MS'" style:font-style-name="Regular" style:font-family-generic="swiss" style:font-pitch="variable" fo:font-size="10pt" fo:font-weight="bold" style:font-name-complex="Tahoma1" style:font-family-complex="Tahoma"/>
    </style:style>
    <style:style style:name="Warning_20_text" style:display-name="Warning text" style:family="text">
      <style:text-properties fo:color="#dc2300" style:font-name="Trebuchet MS" fo:font-family="'Trebuchet MS'" style:font-style-name="Regular" style:font-family-generic="swiss" style:font-pitch="variable" fo:font-size="10pt" style:font-name-complex="Tahoma1" style:font-family-complex="Tahom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svg:width="2.794cm" svg:height="1.466cm" text:anchor-type="as-char" svg:x="0cm" svg:y="-1.466cm" style:wrap="none" style:vertical-pos="top" style:vertical-rel="baseline" style:horizontal-pos="center" style:horizontal-rel="paragraph" fo:padding="0cm" fo:border="none"/>
    </style:style>
    <style:style style:name="Headergraphic" style:family="graphic">
      <style:graphic-properties svg:width="3.844cm" svg:height="0.898cm" text:anchor-type="paragraph" svg:x="13.143cm" svg:y="0.026cm" style:wrap="none" style:vertical-pos="from-top" style:vertical-rel="paragraph" style:horizontal-pos="from-left" style:horizontal-rel="paragraph" fo:padding="0cm" fo:border="none"/>
    </style:style>
    <text:outline-style style:name="Outline">
      <text:outline-level-style text:level="1" style:num-suffix=" " style:num-format="1">
        <style:list-level-properties text:min-label-width="1.3cm"/>
      </text:outline-level-style>
      <text:outline-level-style text:level="2" style:num-suffix=" " style:num-format="1" text:display-levels="2">
        <style:list-level-properties text:min-label-width="1.3cm"/>
      </text:outline-level-style>
      <text:outline-level-style text:level="3" style:num-suffix=" " style:num-format="1" text:display-levels="3">
        <style:list-level-properties/>
      </text:outline-level-style>
      <text:outline-level-style text:level="4" style:num-suffix=" 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 " style:num-format="1">
        <style:list-level-properties/>
      </text:list-level-style-number>
      <text:list-level-style-number text:level="2" text:style-name="Numbering_20_Symbols" style:num-format="1" text:display-levels="2">
        <style:list-level-properties text:space-before="0.501cm"/>
      </text:list-level-style-number>
      <text:list-level-style-number text:level="3" text:style-name="Numbering_20_Symbols" style:num-format="1" text:display-levels="3">
        <style:list-level-properties text:space-before="1cm"/>
      </text:list-level-style-number>
      <text:list-level-style-number text:level="4" text:style-name="Numbering_20_Symbols" style:num-format="1" text:display-levels="4">
        <style:list-level-properties text:space-before="1.501cm"/>
      </text:list-level-style-number>
      <text:list-level-style-number text:level="5" text:style-name="Numbering_20_Symbols" style:num-prefix=" " style:num-suffix=" " style:num-format="1" text:display-levels="4">
        <style:list-level-properties text:space-before="2cm"/>
      </text:list-level-style-number>
      <text:list-level-style-number text:level="6" text:style-name="Numbering_20_Symbols" style:num-prefix=" " style:num-suffix=" " style:num-format="1" text:display-levels="4">
        <style:list-level-properties text:space-before="2.501cm"/>
      </text:list-level-style-number>
      <text:list-level-style-number text:level="7" text:style-name="Numbering_20_Symbols" style:num-prefix=" " style:num-suffix=" " style:num-format="1" text:display-levels="4">
        <style:list-level-properties text:space-before="3cm"/>
      </text:list-level-style-number>
      <text:list-level-style-number text:level="8" text:style-name="Numbering_20_Symbols" style:num-prefix=" " style:num-suffix=" " style:num-format="1" text:display-levels="4">
        <style:list-level-properties text:space-before="3.501cm"/>
      </text:list-level-style-number>
      <text:list-level-style-number text:level="9" text:style-name="Numbering_20_Symbols" style:num-prefix=" " style:num-suffix=" " style:num-format="1" text:display-levels="4">
        <style:list-level-properties text:space-before="4.001cm"/>
      </text:list-level-style-number>
      <text:list-level-style-number text:level="10" text:style-name="Numbering_20_Symbols" style:num-prefix=" " style:num-suffix=" " style:num-format="1" text:display-levels="4">
        <style:list-level-properties text:space-before="4.501cm"/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suffix="." style:num-format="1" text:start-value="3">
        <style:list-level-properties text:space-before="0.998cm" text:min-label-width="1cm"/>
      </text:list-level-style-number>
      <text:list-level-style-number text:level="4" text:style-name="Numbering_20_Symbols" style:num-suffix=".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suffix=".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suffix=".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suffix="." style:num-format="1" text:start-value="7">
        <style:list-level-properties text:space-before="6.549cm" text:min-label-width="2.3cm"/>
      </text:list-level-style-number>
      <text:list-level-style-number text:level="8" text:style-name="Numbering_20_Symbols" style:num-suffix="." style:num-format="1" text:start-value="8">
        <style:list-level-properties text:space-before="8.849cm" text:min-label-width="2.6cm"/>
      </text:list-level-style-number>
      <text:list-level-style-number text:level="9" text:style-name="Numbering_20_Symbols" style:num-suffix=".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suffix=".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List_20_1" style:display-name="List 1">
      <text:list-level-style-bullet text:level="1" text:style-name="Bullet_20_Symbols" style:num-prefix=" " text:bullet-char="➢">
        <style:list-level-properties text:min-label-width="0.4cm"/>
        <style:text-properties style:font-name="StarSymbol"/>
      </text:list-level-style-bullet>
      <text:list-level-style-bullet text:level="2" text:style-name="Bullet_20_Symbols" style:num-prefix=" 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Bullet_20_Symbols" style:num-prefix=" 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Num_20_1" style:display-name="List Num 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a">
        <style:list-level-properties text:space-before="1.3cm" text:min-label-width="0.499cm"/>
      </text:list-level-style-number>
      <text:list-level-style-number text:level="3" style:num-suffix="." style:num-format="i">
        <style:list-level-properties text:space-before="2.6cm" text:min-label-width="0.499cm"/>
      </text:list-level-style-number>
      <text:list-level-style-number text:level="4" style:num-suffix="." style:num-format="A">
        <style:list-level-properties text:space-before="3.9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ist_20_Bullet_20_1" style:display-name="List Bullet 1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3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2.6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ist_20_Num_20_1_20_Comment" style:display-name="List Num 1 Comment">
      <text:list-level-style-number text:level="1" text:style-name="Numbering_20_Symbols" style:num-format="">
        <style:list-level-properties/>
      </text:list-level-style-number>
      <text:list-level-style-number text:level="2" text:style-name="Numbering_20_Symbols" style:num-format="">
        <style:list-level-properties text:space-before="1.3cm"/>
      </text:list-level-style-number>
      <text:list-level-style-number text:level="3" text:style-name="Numbering_20_Symbols" style:num-format="">
        <style:list-level-properties text:space-before="2.6cm"/>
      </text:list-level-style-number>
      <text:list-level-style-number text:level="4" text:style-name="Numbering_20_Symbols" style:num-format="">
        <style:list-level-properties text:space-before="1.501cm" text:min-label-width="0.499cm"/>
      </text:list-level-style-number>
      <text:list-level-style-number text:level="5" text:style-name="Numbering_20_Symbols" style:num-format="">
        <style:list-level-properties text:space-before="2cm" text:min-label-width="0.499cm"/>
      </text:list-level-style-number>
      <text:list-level-style-number text:level="6" text:style-name="Numbering_20_Symbols" style:num-format="">
        <style:list-level-properties text:space-before="2.501cm" text:min-label-width="0.499cm"/>
      </text:list-level-style-number>
      <text:list-level-style-number text:level="7" text:style-name="Numbering_20_Symbols" style:num-format="">
        <style:list-level-properties text:space-before="3.001cm" text:min-label-width="0.499cm"/>
      </text:list-level-style-number>
      <text:list-level-style-number text:level="8" text:style-name="Numbering_20_Symbols" style:num-format="">
        <style:list-level-properties text:space-before="3.502cm" text:min-label-width="0.499cm"/>
      </text:list-level-style-number>
      <text:list-level-style-number text:level="9" text:style-name="Numbering_20_Symbols" style:num-format="">
        <style:list-level-properties text:space-before="4.001cm" text:min-label-width="0.499cm"/>
      </text:list-level-style-number>
      <text:list-level-style-number text:level="10" text:style-name="Numbering_20_Symbols" style:num-format="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1" style:family="table">
      <style:table-properties style:width="17.013cm" fo:margin-left="0cm" fo:margin-right="-0.007cm" table:align="margins"/>
    </style:style>
    <style:style style:name="Table1.A" style:family="table-column">
      <style:table-column-properties style:column-width="4.21cm" style:rel-column-width="16217*"/>
    </style:style>
    <style:style style:name="Table1.B" style:family="table-column">
      <style:table-column-properties style:column-width="8.677cm" style:rel-column-width="33426*"/>
    </style:style>
    <style:style style:name="Table1.C" style:family="table-column">
      <style:table-column-properties style:column-width="4.126cm" style:rel-column-width="15892*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4" style:family="table">
      <style:table-properties fo:margin-left="0cm" fo:margin-right="-0.007cm" table:align="margins"/>
    </style:style>
    <style:style style:name="Table4.A" style:family="table-column">
      <style:table-column-properties style:rel-column-width="16217*"/>
    </style:style>
    <style:style style:name="Table4.B" style:family="table-column">
      <style:table-column-properties style:rel-column-width="33426*"/>
    </style:style>
    <style:style style:name="Table4.C" style:family="table-column">
      <style:table-column-properties style:rel-column-width="15892*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middle" fo:padding="0.097cm" fo:border="none"/>
    </style:style>
    <style:style style:name="Table3" style:family="table">
      <style:table-properties fo:margin-left="0cm" fo:margin-right="-0.007cm" table:align="margins"/>
    </style:style>
    <style:style style:name="Table3.A" style:family="table-column">
      <style:table-column-properties style:rel-column-width="16217*"/>
    </style:style>
    <style:style style:name="Table3.B" style:family="table-column">
      <style:table-column-properties style:rel-column-width="33426*"/>
    </style:style>
    <style:style style:name="Table3.C" style:family="table-column">
      <style:table-column-properties style:rel-column-width="15892*"/>
    </style:style>
    <style:style style:name="Table3.A1" style:family="table-cell">
      <style:table-cell-properties fo:padding="0.097cm" fo:border="none"/>
    </style:style>
    <style:style style:name="Table3.B1" style:family="table-cell">
      <style:table-cell-properties style:vertical-align="middle" fo:padding="0.097cm" fo:border="none"/>
    </style:style>
    <style:style style:name="Table5" style:family="table">
      <style:table-properties fo:margin-left="0cm" fo:margin-right="-0.007cm" table:align="margins"/>
    </style:style>
    <style:style style:name="Table5.A" style:family="table-column">
      <style:table-column-properties style:rel-column-width="15299*"/>
    </style:style>
    <style:style style:name="Table5.B" style:family="table-column">
      <style:table-column-properties style:rel-column-width="34446*"/>
    </style:style>
    <style:style style:name="Table5.C" style:family="table-column">
      <style:table-column-properties style:rel-column-width="15790*"/>
    </style:style>
    <style:style style:name="Table5.A1" style:family="table-cell">
      <style:table-cell-properties fo:padding="0.097cm" fo:border="none"/>
    </style:style>
    <style:style style:name="Table5.B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 fo:padding="0cm" fo:border="none"/>
    </style:style>
    <style:style style:name="MP3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Nimbus Roman No9 L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font-relief="none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ff0000" draw:textarea-horizontal-align="center" draw:textarea-vertical-align="middle" draw:shadow="hidden" draw:shadow-offset-x="0.3cm" draw:shadow-offset-y="0.3cm" draw:shadow-color="#808080" style:run-through="foreground"/>
    </style:style>
    <style:style style:name="Mgr3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draw:shadow="hidden" draw:shadow-offset-x="0.3cm" draw:shadow-offset-y="0.3cm" draw:shadow-color="#808080" style:run-through="foreground"/>
    </style:style>
    <style:style style:name="Mgr4" style:family="graphic">
      <style:graphic-properties style:run-through="foreground"/>
    </style:style>
    <style:style style:name="Mgr5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draw:shadow="hidden" draw:shadow-offset-x="0.3cm" draw:shadow-offset-y="0.3cm" draw:shadow-color="#808080" style:run-through="foreground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>
        <style:header-footer-properties fo:min-height="1.02cm" fo:margin-left="0cm" fo:margin-right="0cm" fo:margin-bottom="0.51cm" fo:border="none" fo:padding="0cm" fo:background-color="transparent" style:dynamic-spacing="false">
          <style:background-image/>
        </style:header-footer-properties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01cm" fo:page-height="29.69cm" style:num-format="1" style:print-orientation="portrait" fo:margin-top="0cm" fo:margin-bottom="0cm" fo:margin-left="0cm" fo:margin-right="0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4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2cm" fo:margin-left="0cm" fo:margin-right="0cm" fo:margin-bottom="0.51cm" fo:border-top="none" fo:border-bottom="0.06pt solid #ff0000" fo:border-left="none" fo:border-right="none" fo:padding="0.049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header-rows>
            <table:table-row>
              <table:table-cell table:style-name="Table1.A1" office:value-type="string">
                <text:p text:style-name="MP1"/>
              </table:table-cell>
              <table:table-cell table:style-name="Table1.B1" office:value-type="string">
                <text:p text:style-name="MP2"><text:title>SNARE Agent Testing Schedule</text:title></text:p>
              </table:table-cell>
              <table:table-cell table:style-name="Table1.A1" office:value-type="string">
                <text:p text:style-name="MP1"/>
              </table:table-cell>
            </table:table-row>
          </table:table-header-rows>
        </table:table>
        <text:p text:style-name="Header"/>
      </style:header>
      <style:footer>
        <text:p text:style-name="Footer">© InterSect Alliance, Oct 2005<text:tab/>Page <text:page-number text:select-page="current">2</text:page-number> of <text:page-count>2</text:page-count><text:tab/>Version 5.8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header-rows>
            <table:table-row>
              <table:table-cell table:style-name="Table4.A1" office:value-type="string">
                <text:p text:style-name="MP1"><draw:frame draw:style-name="Mfr1" draw:name="Graphic4" text:anchor-type="as-char" svg:width="3.179cm" svg:height="0.938cm" draw:z-index="0"><draw:image xlink:href="Pictures/100002010000038100000109EADC49BE.png" xlink:type="simple" xlink:show="embed" xlink:actuate="onLoad"/></draw:frame></text:p>
              </table:table-cell>
              <table:table-cell table:style-name="Table4.B1" office:value-type="string">
                <text:p text:style-name="MP2"><text:title>SNARE Agent Testing Schedule</text:title></text:p>
              </table:table-cell>
              <table:table-cell table:style-name="Table4.A1" office:value-type="string">
                <text:p text:style-name="MP1"><draw:g text:anchor-type="as-char" svg:y="0cm" draw:z-index="2" draw:style-name="Mgr1"><draw:path draw:style-name="Mgr2" draw:text-style-name="MP3" svg:width="0.219cm" svg:height="0.849cm" svg:x="1.512cm" svg:y="0cm" svg:viewBox="0 0 220 850" svg:d="M185 48c-32 28-54 54-70 83s-25 49-25 74 19 86 60 185c2 9 5 19 9 23 23 54 35 100 47 137s14 69 14 97c0 44-14 87-38 122-29 32-67 62-124 81-17-9-30-14-42-23s-14-19-14-30c51-33 84-54 100-76s23-44 23-72c0-39-23-122-72-242-2-5-2-10-5-14-18-53-36-91-39-114-7-29-9-53-9-74 0-29 5-52 11-76s24-48 42-67 35-32 51-46 27-16 37-16 21 5 30 11 12 21 14 37z"><text:p/></draw:path><draw:path draw:style-name="Mgr3" draw:text-style-name="MP3" svg:width="0.384cm" svg:height="0.209cm" svg:x="0.441cm" svg:y="0.289cm" svg:viewBox="0 0 385 210" svg:d="M182 210c-20 0-41 0-64 0 0-55 0-106 0-161-37 0-79 0-118 0 0-14 0-31 0-49 62 0 123 0 182 0 0 71 0 139 0 210zM385 51c-39 0-80 0-117 0 0 53 0 104 0 159-23 0-44 0-65 0 0-69 0-139 0-210 62 0 123 0 182 0 0 18 0 37 0 51z"><text:p/></draw:path><draw:path draw:style-name="Mgr3" draw:text-style-name="MP3" svg:width="0.318cm" svg:height="0.216cm" svg:x="0.079cm" svg:y="0.288cm" svg:viewBox="0 0 319 217" svg:d="M319 166c0 3-1 12-9 19s-10 16-17 23-20 9-35 9-27-4-34-5-14-11-23-21c-35-39-74-80-109-122-4-4-7-5-9-7s-4-2-7-2-5 2-7 4-4 1-4 3c0 49 0 95 0 145-21 0-42 0-65 0 0-55 0-111 0-168 0-2 2-3 4-9s3-14 10-17 12-11 20-14 15-4 26-4c18 0 28 0 35 4s14 10 20 15c37 39 74 80 111 120 3 6 7 7 10 9s6 2 7 2 6-2 6-4 3-5 3-10c0-44 0-88 0-134 21 0 44 0 67 0 0 56 0 109 0 164z"><text:p/></draw:path><draw:path draw:style-name="Mgr3" draw:text-style-name="MP3" svg:width="0.064cm" svg:height="0.209cm" svg:x="0cm" svg:y="0.289cm" svg:viewBox="0 0 65 210" svg:d="M65 210c-21 0-44 0-65 0 0-69 0-139 0-210 21 0 44 0 65 0 0 71 0 141 0 210z"><text:p/></draw:path><draw:path draw:style-name="Mgr3" draw:text-style-name="MP3" svg:width="0.311cm" svg:height="0.209cm" svg:x="0.841cm" svg:y="0.289cm" svg:viewBox="0 0 312 210" svg:d="M247 64c0-2-4-6-7-9s-9-6-12-6c-46 0-92 0-138 0-7 0-12 4-18 9s-5 9-5 14 0 6 0 9c58 0 118 0 178 0 0-5 0-10 2-17zM312 97c0 7-3 16-9 21s-15 9-28 9c-69 0-139 0-208 0 0 4 0 7 0 12s2 9 5 14 9 6 14 6c76 0 149 0 223 0 0 16 0 32 0 51-78 0-156 0-235 0-14 0-26-5-39-12s-19-16-26-27-9-16-9-23c0-32 0-60 0-90 0-9 2-14 7-19s11-14 16-20 16-10 23-14 14-5 21-5c62 0 125 0 189 0 7 0 10 2 17 5s15 7 20 13 10 10 14 16 5 7 5 12c0 16 0 35 0 51z"><text:p/></draw:path><draw:path draw:style-name="Mgr3" draw:text-style-name="MP3" svg:width="0.385cm" svg:height="0.274cm" svg:x="1.189cm" svg:y="0.289cm" svg:viewBox="0 0 386 275" svg:d="M386 275c-28 0-56 0-83 0-51-47-102-97-153-146-28 0-57 0-85 0 0 26 0 53 0 81-23 0-44 0-65 0 0-44 0-88 0-129 69 0 136 0 208 0 2 0 5-3 11-5s5-7 5-12-2-6-4-8-3-3-7-5-5-2-8-2c-69 0-136 0-205 0 0-14 0-31 0-49 83 0 168 0 249 0 12 0 21 4 30 12s14 18 14 29c0 17 0 33 0 51 0 10-4 16-9 21s-9 7-14 10-11 2-18 4-12 2-14 2c50 49 97 99 148 146z"><text:p/></draw:path><draw:path draw:style-name="Mgr3" draw:text-style-name="MP3" svg:width="0.311cm" svg:height="0.205cm" svg:x="1.764cm" svg:y="0.473cm" svg:viewBox="0 0 312 206" svg:d="M245 64c0-6-2-9-5-13s-7-3-12-3c-45 0-90 0-136 0-6 0-11 1-18 7-3 3-7 9-7 16s0 5 0 8c60 0 120 0 178 0 0-5 0-10 0-15zM312 93c0 9-3 18-10 23s-13 11-25 11c-71 0-138 0-210 0 0 4 0 5 0 9s4 10 7 16 11 5 16 5c72 0 146 0 219 0 0 16 0 34 0 49-78 0-156 0-231 0-18 0-32-3-41-8-12-9-19-18-28-29s-9-16-9-23c0-31 0-60 0-91 0-7 2-13 7-20s12-12 18-17 14-11 21-14 14-4 21-4c64 0 125 0 191 0 7 0 10 2 17 4s14 7 16 10c7 7 11 11 14 14s7 11 7 18c0 14 0 32 0 47z"><text:p/></draw:path><draw:path draw:style-name="Mgr3" draw:text-style-name="MP3" svg:width="0.257cm" svg:height="0.205cm" svg:x="2.108cm" svg:y="0.473cm" svg:viewBox="0 0 258 206" svg:d="M258 206c-60 0-119 0-177 0-19 0-35-3-46-8s-21-16-28-27-7-18-7-26c0-30 0-57 0-89 0-8 4-17 11-28s14-16 28-21 16-7 23-7c63 0 129 0 194 0 0 16 0 32 0 48-51 0-101 0-154 0-5 0-10 0-16 3s-10 7-15 13-4 10-4 14c0 15 0 31 0 49 0 4 0 7 2 12s9 9 14 13 10 3 16 3c54 0 106 0 159 0 0 16 0 36 0 51z"><text:p/></draw:path><draw:path draw:style-name="Mgr3" draw:text-style-name="MP3" svg:width="0.382cm" svg:height="0.205cm" svg:x="2.387cm" svg:y="0.473cm" svg:viewBox="0 0 383 206" svg:d="M182 206c-21 0-43 0-66 0 0-53 0-105 0-158-38 0-79 0-116 0 0-16 0-32 0-48 60 0 122 0 182 0 0 69 0 138 0 206zM383 48c-39 0-78 0-118 0 0 53 0 105 0 158-22 0-45 0-64 0 0-68 0-137 0-206 58 0 122 0 182 0 0 16 0 32 0 48z"><text:p/></draw:path><draw:g draw:style-name="Mgr4"><draw:path draw:style-name="Mgr5" draw:text-style-name="MP3" svg:width="0.114cm" svg:height="0.075cm" svg:x="1.804cm" svg:y="0.753cm" svg:viewBox="0 0 115 76" svg:d="M0 76c14-27 30-51 48-76 5 0 10 0 17 0 16 23 36 48 50 76-9 0-14 0-23 0-4-5-7-12-11-18-17 0-33 0-53 0-3 6-7 13-10 18-6 0-13 0-18 0zM37 44c14 0 23 0 37 0-7-9-12-21-19-30-4 9-11 21-18 30z"><text:p/></draw:path><draw:path draw:style-name="Mgr5" draw:text-style-name="MP3" svg:width="0.084cm" svg:height="0.075cm" svg:x="1.94cm" svg:y="0.753cm" svg:viewBox="0 0 85 76" svg:d="M0 76c0-27 0-51 0-76 7 0 14 0 19 0 0 21 0 41 0 60 22 0 45 0 66 0 0 5 0 11 0 16-29 0-57 0-85 0z"><text:p/></draw:path><draw:path draw:style-name="Mgr5" draw:text-style-name="MP3" svg:width="0.08cm" svg:height="0.075cm" svg:x="2.048cm" svg:y="0.753cm" svg:viewBox="0 0 81 76" svg:d="M0 76c0-27 0-51 0-76 5 0 11 0 18 0 0 21 0 41 0 60 23 0 42 0 63 0 0 5 0 11 0 16-28 0-55 0-81 0z"><text:p/></draw:path><draw:path draw:style-name="Mgr5" draw:text-style-name="MP3" svg:width="0.018cm" svg:height="0.075cm" svg:x="2.155cm" svg:y="0.753cm" svg:viewBox="0 0 19 76" svg:d="M0 76c0-27 0-51 0-76 7 0 14 0 19 0 0 23 0 48 0 76-5 0-12 0-19 0z"><text:p/></draw:path><draw:path draw:style-name="Mgr5" draw:text-style-name="MP3" svg:width="0.114cm" svg:height="0.075cm" svg:x="2.201cm" svg:y="0.753cm" svg:viewBox="0 0 115 76" svg:d="M0 76c16-27 32-51 48-76 5 0 12 0 19 0 16 23 30 48 48 76-7 0-16 0-22 0-3-5-7-12-10-18-18 0-35 0-53 0-5 6-9 13-11 18-7 0-14 0-19 0zM39 44c9 0 25 0 35 0-3-9-10-21-18-30-8 9-10 21-17 30z"><text:p/></draw:path><draw:path draw:style-name="Mgr5" draw:text-style-name="MP3" svg:width="0.096cm" svg:height="0.075cm" svg:x="2.341cm" svg:y="0.753cm" svg:viewBox="0 0 97 76" svg:d="M0 76c0-27 0-51 0-76 4 0 7 0 11 0 19 14 42 28 60 44 1 0 3 2 5 2s2 3 3 5c0-5 0-7 0-9s-1-3-1-3c0-13 0-28 0-39 7 0 14 0 19 0 0 23 0 48 0 76-5 0-9 0-14 0-21-18-39-32-62-48-2-2-3-2-3-3s-4-2-4-2c0 0 0 3 0 5s0 6 0 6c0 12 0 28 0 42-5 0-10 0-14 0z"><text:p/></draw:path><draw:path draw:style-name="Mgr5" draw:text-style-name="MP3" svg:width="0.092cm" svg:height="0.075cm" svg:x="2.473cm" svg:y="0.753cm" svg:viewBox="0 0 93 76" svg:d="M72 11c-16 0-33 0-53 0 0 17 0 33 0 49 20 0 36 0 53 0 0-5 0-11 0-16 6 0 13 2 20 2 0 3 0 7 0 10 0 8 0 11-2 16s-12 4-18 4c-17 0-33 0-51 0-7 0-14-2-16-4s-5-8-5-16 0-26 0-38 2-14 5-16 9-2 16-2c18 0 34 0 51 0 6 0 13 2 18 2s2 7 2 16c0 1 0 5 0 5-7 2-14 3-20 3 0-3 0-8 0-15z"><text:p/></draw:path><draw:path draw:style-name="Mgr5" draw:text-style-name="MP3" svg:width="0.087cm" svg:height="0.075cm" svg:x="2.6cm" svg:y="0.753cm" svg:viewBox="0 0 88 76" svg:d="M0 76c0-27 0-51 0-76 30 0 58 0 88 0 0 2 0 5 0 11-24 0-46 0-67 0 0 7 0 12 0 19 13 0 25 0 39 0 0 4 0 9 0 11-14 0-26 0-39 0 0 5 0 12 0 19 21 0 43 0 67 0 0 5 0 11 0 16-30 0-56 0-88 0z"><text:p/></draw:path></draw:g></draw:g></text:p>
              </table:table-cell>
            </table:table-row>
          </table:table-header-rows>
        </table:table>
        <text:p text:style-name="Header"/>
      </style:header>
      <style:footer>
        <text:p text:style-name="Footer">© InterSect Alliance, February 2005<text:tab/>Page <text:page-number text:select-page="current">0</text:page-number> of <text:page-count>2</text:page-count><text:tab/>Version 0.1</text:p>
      </style:footer>
    </style:master-page>
    <style:master-page style:name="Right_20_Page" style:display-name="Right Page" style:page-layout-name="Mpm4" style:next-style-name="Left_20_Page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header-rows>
            <table:table-row>
              <table:table-cell table:style-name="Table3.A1" office:value-type="string">
                <text:p text:style-name="MP1"><draw:frame draw:style-name="Mfr1" draw:name="Graphic2" text:anchor-type="as-char" svg:width="3.179cm" svg:height="0.938cm" draw:z-index="0"><draw:image xlink:href="Pictures/100002010000038100000109EADC49BE.png" xlink:type="simple" xlink:show="embed" xlink:actuate="onLoad"/></draw:frame></text:p>
              </table:table-cell>
              <table:table-cell table:style-name="Table3.B1" office:value-type="string">
                <text:p text:style-name="MP2"><text:title>SNARE Agent Testing Schedule</text:title></text:p>
              </table:table-cell>
              <table:table-cell table:style-name="Table3.A1" office:value-type="string">
                <text:p text:style-name="MP1"><draw:g text:anchor-type="as-char" svg:y="0cm" draw:z-index="1" draw:style-name="Mgr1"><draw:path draw:style-name="Mgr2" draw:text-style-name="MP3" svg:width="0.219cm" svg:height="0.849cm" svg:x="1.512cm" svg:y="0cm" svg:viewBox="0 0 220 850" svg:d="M185 48c-32 28-54 54-70 83s-25 49-25 74 19 86 60 185c2 9 5 19 9 23 23 54 35 100 47 137s14 69 14 97c0 44-14 87-38 122-29 32-67 62-124 81-17-9-30-14-42-23s-14-19-14-30c51-33 84-54 100-76s23-44 23-72c0-39-23-122-72-242-2-5-2-10-5-14-18-53-36-91-39-114-7-29-9-53-9-74 0-29 5-52 11-76s24-48 42-67 35-32 51-46 27-16 37-16 21 5 30 11 12 21 14 37z"><text:p/></draw:path><draw:path draw:style-name="Mgr3" draw:text-style-name="MP3" svg:width="0.384cm" svg:height="0.209cm" svg:x="0.441cm" svg:y="0.289cm" svg:viewBox="0 0 385 210" svg:d="M182 210c-20 0-41 0-64 0 0-55 0-106 0-161-37 0-79 0-118 0 0-14 0-31 0-49 62 0 123 0 182 0 0 71 0 139 0 210zM385 51c-39 0-80 0-117 0 0 53 0 104 0 159-23 0-44 0-65 0 0-69 0-139 0-210 62 0 123 0 182 0 0 18 0 37 0 51z"><text:p/></draw:path><draw:path draw:style-name="Mgr3" draw:text-style-name="MP3" svg:width="0.318cm" svg:height="0.216cm" svg:x="0.079cm" svg:y="0.288cm" svg:viewBox="0 0 319 217" svg:d="M319 166c0 3-1 12-9 19s-10 16-17 23-20 9-35 9-27-4-34-5-14-11-23-21c-35-39-74-80-109-122-4-4-7-5-9-7s-4-2-7-2-5 2-7 4-4 1-4 3c0 49 0 95 0 145-21 0-42 0-65 0 0-55 0-111 0-168 0-2 2-3 4-9s3-14 10-17 12-11 20-14 15-4 26-4c18 0 28 0 35 4s14 10 20 15c37 39 74 80 111 120 3 6 7 7 10 9s6 2 7 2 6-2 6-4 3-5 3-10c0-44 0-88 0-134 21 0 44 0 67 0 0 56 0 109 0 164z"><text:p/></draw:path><draw:path draw:style-name="Mgr3" draw:text-style-name="MP3" svg:width="0.064cm" svg:height="0.209cm" svg:x="0cm" svg:y="0.289cm" svg:viewBox="0 0 65 210" svg:d="M65 210c-21 0-44 0-65 0 0-69 0-139 0-210 21 0 44 0 65 0 0 71 0 141 0 210z"><text:p/></draw:path><draw:path draw:style-name="Mgr3" draw:text-style-name="MP3" svg:width="0.311cm" svg:height="0.209cm" svg:x="0.841cm" svg:y="0.289cm" svg:viewBox="0 0 312 210" svg:d="M247 64c0-2-4-6-7-9s-9-6-12-6c-46 0-92 0-138 0-7 0-12 4-18 9s-5 9-5 14 0 6 0 9c58 0 118 0 178 0 0-5 0-10 2-17zM312 97c0 7-3 16-9 21s-15 9-28 9c-69 0-139 0-208 0 0 4 0 7 0 12s2 9 5 14 9 6 14 6c76 0 149 0 223 0 0 16 0 32 0 51-78 0-156 0-235 0-14 0-26-5-39-12s-19-16-26-27-9-16-9-23c0-32 0-60 0-90 0-9 2-14 7-19s11-14 16-20 16-10 23-14 14-5 21-5c62 0 125 0 189 0 7 0 10 2 17 5s15 7 20 13 10 10 14 16 5 7 5 12c0 16 0 35 0 51z"><text:p/></draw:path><draw:path draw:style-name="Mgr3" draw:text-style-name="MP3" svg:width="0.385cm" svg:height="0.274cm" svg:x="1.189cm" svg:y="0.289cm" svg:viewBox="0 0 386 275" svg:d="M386 275c-28 0-56 0-83 0-51-47-102-97-153-146-28 0-57 0-85 0 0 26 0 53 0 81-23 0-44 0-65 0 0-44 0-88 0-129 69 0 136 0 208 0 2 0 5-3 11-5s5-7 5-12-2-6-4-8-3-3-7-5-5-2-8-2c-69 0-136 0-205 0 0-14 0-31 0-49 83 0 168 0 249 0 12 0 21 4 30 12s14 18 14 29c0 17 0 33 0 51 0 10-4 16-9 21s-9 7-14 10-11 2-18 4-12 2-14 2c50 49 97 99 148 146z"><text:p/></draw:path><draw:path draw:style-name="Mgr3" draw:text-style-name="MP3" svg:width="0.311cm" svg:height="0.205cm" svg:x="1.764cm" svg:y="0.473cm" svg:viewBox="0 0 312 206" svg:d="M245 64c0-6-2-9-5-13s-7-3-12-3c-45 0-90 0-136 0-6 0-11 1-18 7-3 3-7 9-7 16s0 5 0 8c60 0 120 0 178 0 0-5 0-10 0-15zM312 93c0 9-3 18-10 23s-13 11-25 11c-71 0-138 0-210 0 0 4 0 5 0 9s4 10 7 16 11 5 16 5c72 0 146 0 219 0 0 16 0 34 0 49-78 0-156 0-231 0-18 0-32-3-41-8-12-9-19-18-28-29s-9-16-9-23c0-31 0-60 0-91 0-7 2-13 7-20s12-12 18-17 14-11 21-14 14-4 21-4c64 0 125 0 191 0 7 0 10 2 17 4s14 7 16 10c7 7 11 11 14 14s7 11 7 18c0 14 0 32 0 47z"><text:p/></draw:path><draw:path draw:style-name="Mgr3" draw:text-style-name="MP3" svg:width="0.257cm" svg:height="0.205cm" svg:x="2.108cm" svg:y="0.473cm" svg:viewBox="0 0 258 206" svg:d="M258 206c-60 0-119 0-177 0-19 0-35-3-46-8s-21-16-28-27-7-18-7-26c0-30 0-57 0-89 0-8 4-17 11-28s14-16 28-21 16-7 23-7c63 0 129 0 194 0 0 16 0 32 0 48-51 0-101 0-154 0-5 0-10 0-16 3s-10 7-15 13-4 10-4 14c0 15 0 31 0 49 0 4 0 7 2 12s9 9 14 13 10 3 16 3c54 0 106 0 159 0 0 16 0 36 0 51z"><text:p/></draw:path><draw:path draw:style-name="Mgr3" draw:text-style-name="MP3" svg:width="0.382cm" svg:height="0.205cm" svg:x="2.387cm" svg:y="0.473cm" svg:viewBox="0 0 383 206" svg:d="M182 206c-21 0-43 0-66 0 0-53 0-105 0-158-38 0-79 0-116 0 0-16 0-32 0-48 60 0 122 0 182 0 0 69 0 138 0 206zM383 48c-39 0-78 0-118 0 0 53 0 105 0 158-22 0-45 0-64 0 0-68 0-137 0-206 58 0 122 0 182 0 0 16 0 32 0 48z"><text:p/></draw:path><draw:g draw:style-name="Mgr4"><draw:path draw:style-name="Mgr5" draw:text-style-name="MP3" svg:width="0.114cm" svg:height="0.075cm" svg:x="1.804cm" svg:y="0.753cm" svg:viewBox="0 0 115 76" svg:d="M0 76c14-27 30-51 48-76 5 0 10 0 17 0 16 23 36 48 50 76-9 0-14 0-23 0-4-5-7-12-11-18-17 0-33 0-53 0-3 6-7 13-10 18-6 0-13 0-18 0zM37 44c14 0 23 0 37 0-7-9-12-21-19-30-4 9-11 21-18 30z"><text:p/></draw:path><draw:path draw:style-name="Mgr5" draw:text-style-name="MP3" svg:width="0.084cm" svg:height="0.075cm" svg:x="1.94cm" svg:y="0.753cm" svg:viewBox="0 0 85 76" svg:d="M0 76c0-27 0-51 0-76 7 0 14 0 19 0 0 21 0 41 0 60 22 0 45 0 66 0 0 5 0 11 0 16-29 0-57 0-85 0z"><text:p/></draw:path><draw:path draw:style-name="Mgr5" draw:text-style-name="MP3" svg:width="0.08cm" svg:height="0.075cm" svg:x="2.048cm" svg:y="0.753cm" svg:viewBox="0 0 81 76" svg:d="M0 76c0-27 0-51 0-76 5 0 11 0 18 0 0 21 0 41 0 60 23 0 42 0 63 0 0 5 0 11 0 16-28 0-55 0-81 0z"><text:p/></draw:path><draw:path draw:style-name="Mgr5" draw:text-style-name="MP3" svg:width="0.018cm" svg:height="0.075cm" svg:x="2.155cm" svg:y="0.753cm" svg:viewBox="0 0 19 76" svg:d="M0 76c0-27 0-51 0-76 7 0 14 0 19 0 0 23 0 48 0 76-5 0-12 0-19 0z"><text:p/></draw:path><draw:path draw:style-name="Mgr5" draw:text-style-name="MP3" svg:width="0.114cm" svg:height="0.075cm" svg:x="2.201cm" svg:y="0.753cm" svg:viewBox="0 0 115 76" svg:d="M0 76c16-27 32-51 48-76 5 0 12 0 19 0 16 23 30 48 48 76-7 0-16 0-22 0-3-5-7-12-10-18-18 0-35 0-53 0-5 6-9 13-11 18-7 0-14 0-19 0zM39 44c9 0 25 0 35 0-3-9-10-21-18-30-8 9-10 21-17 30z"><text:p/></draw:path><draw:path draw:style-name="Mgr5" draw:text-style-name="MP3" svg:width="0.096cm" svg:height="0.075cm" svg:x="2.341cm" svg:y="0.753cm" svg:viewBox="0 0 97 76" svg:d="M0 76c0-27 0-51 0-76 4 0 7 0 11 0 19 14 42 28 60 44 1 0 3 2 5 2s2 3 3 5c0-5 0-7 0-9s-1-3-1-3c0-13 0-28 0-39 7 0 14 0 19 0 0 23 0 48 0 76-5 0-9 0-14 0-21-18-39-32-62-48-2-2-3-2-3-3s-4-2-4-2c0 0 0 3 0 5s0 6 0 6c0 12 0 28 0 42-5 0-10 0-14 0z"><text:p/></draw:path><draw:path draw:style-name="Mgr5" draw:text-style-name="MP3" svg:width="0.092cm" svg:height="0.075cm" svg:x="2.473cm" svg:y="0.753cm" svg:viewBox="0 0 93 76" svg:d="M72 11c-16 0-33 0-53 0 0 17 0 33 0 49 20 0 36 0 53 0 0-5 0-11 0-16 6 0 13 2 20 2 0 3 0 7 0 10 0 8 0 11-2 16s-12 4-18 4c-17 0-33 0-51 0-7 0-14-2-16-4s-5-8-5-16 0-26 0-38 2-14 5-16 9-2 16-2c18 0 34 0 51 0 6 0 13 2 18 2s2 7 2 16c0 1 0 5 0 5-7 2-14 3-20 3 0-3 0-8 0-15z"><text:p/></draw:path><draw:path draw:style-name="Mgr5" draw:text-style-name="MP3" svg:width="0.087cm" svg:height="0.075cm" svg:x="2.6cm" svg:y="0.753cm" svg:viewBox="0 0 88 76" svg:d="M0 76c0-27 0-51 0-76 30 0 58 0 88 0 0 2 0 5 0 11-24 0-46 0-67 0 0 7 0 12 0 19 13 0 25 0 39 0 0 4 0 9 0 11-14 0-26 0-39 0 0 5 0 12 0 19 21 0 43 0 67 0 0 5 0 11 0 16-30 0-56 0-88 0z"><text:p/></draw:path></draw:g></draw:g></text:p>
              </table:table-cell>
            </table:table-row>
          </table:table-header-rows>
        </table:table>
        <text:p text:style-name="Header"/>
      </style:header>
      <style:footer>
        <text:p text:style-name="Footer">© InterSect Alliance, February 2005<text:tab/>Page <text:page-number text:select-page="current">0</text:page-number> of <text:page-count>2</text:page-count><text:tab/>Version 0.1</text:p>
      </style:footer>
    </style:master-page>
    <style:master-page style:name="HTML" style:page-layout-name="Mpm5"/>
    <style:master-page style:name="Endnote" style:page-layout-name="Mpm6"/>
    <style:master-page style:name="Other" style:page-layout-name="Mpm7" style:next-style-name="Standard">
      <style:header>
        <table:table table:name="Table5" table:style-name="Table5">
          <table:table-column table:style-name="Table5.A"/>
          <table:table-column table:style-name="Table5.B"/>
          <table:table-column table:style-name="Table5.C"/>
          <table:table-header-rows>
            <table:table-row>
              <table:table-cell table:style-name="Table5.A1" office:value-type="string">
                <text:p text:style-name="MP1"><draw:frame draw:style-name="Mfr1" draw:name="Graphic1" text:anchor-type="as-char" svg:width="3.179cm" svg:height="0.938cm" draw:z-index="0"><draw:image xlink:href="Pictures/100002010000038100000109EADC49BE.png" xlink:type="simple" xlink:show="embed" xlink:actuate="onLoad"/></draw:frame></text:p>
              </table:table-cell>
              <table:table-cell table:style-name="Table5.B1" office:value-type="string">
                <text:p text:style-name="MP2"><text:title>SNARE Agent Testing Schedule</text:title></text:p>
              </table:table-cell>
              <table:table-cell table:style-name="Table5.A1" office:value-type="string">
                <text:p text:style-name="MP1"><draw:g text:anchor-type="as-char" svg:y="0cm" draw:z-index="0" draw:style-name="Mgr1"><draw:path draw:style-name="Mgr2" draw:text-style-name="MP3" svg:width="0.219cm" svg:height="0.849cm" svg:x="1.512cm" svg:y="0cm" svg:viewBox="0 0 220 850" svg:d="M185 48c-32 28-54 54-70 83s-25 49-25 74 19 86 60 185c2 9 5 19 9 23 23 54 35 100 47 137s14 69 14 97c0 44-14 87-38 122-29 32-67 62-124 81-17-9-30-14-42-23s-14-19-14-30c51-33 84-54 100-76s23-44 23-72c0-39-23-122-72-242-2-5-2-10-5-14-18-53-36-91-39-114-7-29-9-53-9-74 0-29 5-52 11-76s24-48 42-67 35-32 51-46 27-16 37-16 21 5 30 11 12 21 14 37z"><text:p/></draw:path><draw:path draw:style-name="Mgr3" draw:text-style-name="MP3" svg:width="0.384cm" svg:height="0.209cm" svg:x="0.441cm" svg:y="0.289cm" svg:viewBox="0 0 385 210" svg:d="M182 210c-20 0-41 0-64 0 0-55 0-106 0-161-37 0-79 0-118 0 0-14 0-31 0-49 62 0 123 0 182 0 0 71 0 139 0 210zM385 51c-39 0-80 0-117 0 0 53 0 104 0 159-23 0-44 0-65 0 0-69 0-139 0-210 62 0 123 0 182 0 0 18 0 37 0 51z"><text:p/></draw:path><draw:path draw:style-name="Mgr3" draw:text-style-name="MP3" svg:width="0.318cm" svg:height="0.216cm" svg:x="0.079cm" svg:y="0.288cm" svg:viewBox="0 0 319 217" svg:d="M319 166c0 3-1 12-9 19s-10 16-17 23-20 9-35 9-27-4-34-5-14-11-23-21c-35-39-74-80-109-122-4-4-7-5-9-7s-4-2-7-2-5 2-7 4-4 1-4 3c0 49 0 95 0 145-21 0-42 0-65 0 0-55 0-111 0-168 0-2 2-3 4-9s3-14 10-17 12-11 20-14 15-4 26-4c18 0 28 0 35 4s14 10 20 15c37 39 74 80 111 120 3 6 7 7 10 9s6 2 7 2 6-2 6-4 3-5 3-10c0-44 0-88 0-134 21 0 44 0 67 0 0 56 0 109 0 164z"><text:p/></draw:path><draw:path draw:style-name="Mgr3" draw:text-style-name="MP3" svg:width="0.064cm" svg:height="0.209cm" svg:x="0cm" svg:y="0.289cm" svg:viewBox="0 0 65 210" svg:d="M65 210c-21 0-44 0-65 0 0-69 0-139 0-210 21 0 44 0 65 0 0 71 0 141 0 210z"><text:p/></draw:path><draw:path draw:style-name="Mgr3" draw:text-style-name="MP3" svg:width="0.311cm" svg:height="0.209cm" svg:x="0.841cm" svg:y="0.289cm" svg:viewBox="0 0 312 210" svg:d="M247 64c0-2-4-6-7-9s-9-6-12-6c-46 0-92 0-138 0-7 0-12 4-18 9s-5 9-5 14 0 6 0 9c58 0 118 0 178 0 0-5 0-10 2-17zM312 97c0 7-3 16-9 21s-15 9-28 9c-69 0-139 0-208 0 0 4 0 7 0 12s2 9 5 14 9 6 14 6c76 0 149 0 223 0 0 16 0 32 0 51-78 0-156 0-235 0-14 0-26-5-39-12s-19-16-26-27-9-16-9-23c0-32 0-60 0-90 0-9 2-14 7-19s11-14 16-20 16-10 23-14 14-5 21-5c62 0 125 0 189 0 7 0 10 2 17 5s15 7 20 13 10 10 14 16 5 7 5 12c0 16 0 35 0 51z"><text:p/></draw:path><draw:path draw:style-name="Mgr3" draw:text-style-name="MP3" svg:width="0.385cm" svg:height="0.274cm" svg:x="1.189cm" svg:y="0.289cm" svg:viewBox="0 0 386 275" svg:d="M386 275c-28 0-56 0-83 0-51-47-102-97-153-146-28 0-57 0-85 0 0 26 0 53 0 81-23 0-44 0-65 0 0-44 0-88 0-129 69 0 136 0 208 0 2 0 5-3 11-5s5-7 5-12-2-6-4-8-3-3-7-5-5-2-8-2c-69 0-136 0-205 0 0-14 0-31 0-49 83 0 168 0 249 0 12 0 21 4 30 12s14 18 14 29c0 17 0 33 0 51 0 10-4 16-9 21s-9 7-14 10-11 2-18 4-12 2-14 2c50 49 97 99 148 146z"><text:p/></draw:path><draw:path draw:style-name="Mgr3" draw:text-style-name="MP3" svg:width="0.311cm" svg:height="0.205cm" svg:x="1.764cm" svg:y="0.473cm" svg:viewBox="0 0 312 206" svg:d="M245 64c0-6-2-9-5-13s-7-3-12-3c-45 0-90 0-136 0-6 0-11 1-18 7-3 3-7 9-7 16s0 5 0 8c60 0 120 0 178 0 0-5 0-10 0-15zM312 93c0 9-3 18-10 23s-13 11-25 11c-71 0-138 0-210 0 0 4 0 5 0 9s4 10 7 16 11 5 16 5c72 0 146 0 219 0 0 16 0 34 0 49-78 0-156 0-231 0-18 0-32-3-41-8-12-9-19-18-28-29s-9-16-9-23c0-31 0-60 0-91 0-7 2-13 7-20s12-12 18-17 14-11 21-14 14-4 21-4c64 0 125 0 191 0 7 0 10 2 17 4s14 7 16 10c7 7 11 11 14 14s7 11 7 18c0 14 0 32 0 47z"><text:p/></draw:path><draw:path draw:style-name="Mgr3" draw:text-style-name="MP3" svg:width="0.257cm" svg:height="0.205cm" svg:x="2.108cm" svg:y="0.473cm" svg:viewBox="0 0 258 206" svg:d="M258 206c-60 0-119 0-177 0-19 0-35-3-46-8s-21-16-28-27-7-18-7-26c0-30 0-57 0-89 0-8 4-17 11-28s14-16 28-21 16-7 23-7c63 0 129 0 194 0 0 16 0 32 0 48-51 0-101 0-154 0-5 0-10 0-16 3s-10 7-15 13-4 10-4 14c0 15 0 31 0 49 0 4 0 7 2 12s9 9 14 13 10 3 16 3c54 0 106 0 159 0 0 16 0 36 0 51z"><text:p/></draw:path><draw:path draw:style-name="Mgr3" draw:text-style-name="MP3" svg:width="0.382cm" svg:height="0.205cm" svg:x="2.387cm" svg:y="0.473cm" svg:viewBox="0 0 383 206" svg:d="M182 206c-21 0-43 0-66 0 0-53 0-105 0-158-38 0-79 0-116 0 0-16 0-32 0-48 60 0 122 0 182 0 0 69 0 138 0 206zM383 48c-39 0-78 0-118 0 0 53 0 105 0 158-22 0-45 0-64 0 0-68 0-137 0-206 58 0 122 0 182 0 0 16 0 32 0 48z"><text:p/></draw:path><draw:g draw:style-name="Mgr4"><draw:path draw:style-name="Mgr5" draw:text-style-name="MP3" svg:width="0.114cm" svg:height="0.075cm" svg:x="1.804cm" svg:y="0.753cm" svg:viewBox="0 0 115 76" svg:d="M0 76c14-27 30-51 48-76 5 0 10 0 17 0 16 23 36 48 50 76-9 0-14 0-23 0-4-5-7-12-11-18-17 0-33 0-53 0-3 6-7 13-10 18-6 0-13 0-18 0zM37 44c14 0 23 0 37 0-7-9-12-21-19-30-4 9-11 21-18 30z"><text:p/></draw:path><draw:path draw:style-name="Mgr5" draw:text-style-name="MP3" svg:width="0.084cm" svg:height="0.075cm" svg:x="1.94cm" svg:y="0.753cm" svg:viewBox="0 0 85 76" svg:d="M0 76c0-27 0-51 0-76 7 0 14 0 19 0 0 21 0 41 0 60 22 0 45 0 66 0 0 5 0 11 0 16-29 0-57 0-85 0z"><text:p/></draw:path><draw:path draw:style-name="Mgr5" draw:text-style-name="MP3" svg:width="0.08cm" svg:height="0.075cm" svg:x="2.048cm" svg:y="0.753cm" svg:viewBox="0 0 81 76" svg:d="M0 76c0-27 0-51 0-76 5 0 11 0 18 0 0 21 0 41 0 60 23 0 42 0 63 0 0 5 0 11 0 16-28 0-55 0-81 0z"><text:p/></draw:path><draw:path draw:style-name="Mgr5" draw:text-style-name="MP3" svg:width="0.018cm" svg:height="0.075cm" svg:x="2.155cm" svg:y="0.753cm" svg:viewBox="0 0 19 76" svg:d="M0 76c0-27 0-51 0-76 7 0 14 0 19 0 0 23 0 48 0 76-5 0-12 0-19 0z"><text:p/></draw:path><draw:path draw:style-name="Mgr5" draw:text-style-name="MP3" svg:width="0.114cm" svg:height="0.075cm" svg:x="2.201cm" svg:y="0.753cm" svg:viewBox="0 0 115 76" svg:d="M0 76c16-27 32-51 48-76 5 0 12 0 19 0 16 23 30 48 48 76-7 0-16 0-22 0-3-5-7-12-10-18-18 0-35 0-53 0-5 6-9 13-11 18-7 0-14 0-19 0zM39 44c9 0 25 0 35 0-3-9-10-21-18-30-8 9-10 21-17 30z"><text:p/></draw:path><draw:path draw:style-name="Mgr5" draw:text-style-name="MP3" svg:width="0.096cm" svg:height="0.075cm" svg:x="2.341cm" svg:y="0.753cm" svg:viewBox="0 0 97 76" svg:d="M0 76c0-27 0-51 0-76 4 0 7 0 11 0 19 14 42 28 60 44 1 0 3 2 5 2s2 3 3 5c0-5 0-7 0-9s-1-3-1-3c0-13 0-28 0-39 7 0 14 0 19 0 0 23 0 48 0 76-5 0-9 0-14 0-21-18-39-32-62-48-2-2-3-2-3-3s-4-2-4-2c0 0 0 3 0 5s0 6 0 6c0 12 0 28 0 42-5 0-10 0-14 0z"><text:p/></draw:path><draw:path draw:style-name="Mgr5" draw:text-style-name="MP3" svg:width="0.092cm" svg:height="0.075cm" svg:x="2.473cm" svg:y="0.753cm" svg:viewBox="0 0 93 76" svg:d="M72 11c-16 0-33 0-53 0 0 17 0 33 0 49 20 0 36 0 53 0 0-5 0-11 0-16 6 0 13 2 20 2 0 3 0 7 0 10 0 8 0 11-2 16s-12 4-18 4c-17 0-33 0-51 0-7 0-14-2-16-4s-5-8-5-16 0-26 0-38 2-14 5-16 9-2 16-2c18 0 34 0 51 0 6 0 13 2 18 2s2 7 2 16c0 1 0 5 0 5-7 2-14 3-20 3 0-3 0-8 0-15z"><text:p/></draw:path><draw:path draw:style-name="Mgr5" draw:text-style-name="MP3" svg:width="0.087cm" svg:height="0.075cm" svg:x="2.6cm" svg:y="0.753cm" svg:viewBox="0 0 88 76" svg:d="M0 76c0-27 0-51 0-76 30 0 58 0 88 0 0 2 0 5 0 11-24 0-46 0-67 0 0 7 0 12 0 19 13 0 25 0 39 0 0 4 0 9 0 11-14 0-26 0-39 0 0 5 0 12 0 19 21 0 43 0 67 0 0 5 0 11 0 16-30 0-56 0-88 0z"><text:p/></draw:path></draw:g></draw:g></text:p>
              </table:table-cell>
            </table:table-row>
          </table:table-header-rows>
        </table:table>
        <text:p text:style-name="Standard"/>
      </style:header>
      <style:footer>
        <text:p text:style-name="Footer">© InterSect Alliance, February 2005<text:tab/>Page <text:page-number text:select-page="current">0</text:page-number> of <text:page-count>2</text:page-count><text:tab/>Version 0.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10.7$Linux_X86_64 LibreOffice_project/55132f7bbb3d173d36040bf436dd3b2a4ab65997</meta:generator>
    <dc:title>SNARE Agent Testing Schedule</dc:title>
    <meta:initial-creator>Tanya Johnson</meta:initial-creator>
    <meta:creation-date>2005-02-18T12:40:13</meta:creation-date>
    <dc:date>2014-09-09T17:03:39.046377458</dc:date>
    <meta:printed-by>Bronwyn Mury</meta:printed-by>
    <meta:print-date>2005-04-19T11:01:09</meta:print-date>
    <dc:language>en-US</dc:language>
    <meta:editing-cycles>66</meta:editing-cycles>
    <meta:editing-duration>P1DT5H32M26S</meta:editing-duration>
    <dc:creator>Miklos Vajna</dc:creator>
    <meta:document-statistic meta:table-count="5" meta:image-count="3" meta:object-count="0" meta:page-count="2" meta:paragraph-count="14" meta:word-count="60" meta:character-count="343" meta:non-whitespace-character-count="291"/>
    <meta:user-defined meta:name="Info 1"/>
    <meta:user-defined meta:name="Info 2"/>
    <meta:user-defined meta:name="Info 3"/>
    <meta:user-defined meta:name="Info 4"/>
  </office:meta>
</office:document-meta>
</file>